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counter_defer_Reciprocity of haters" table:style-name="ta1">
        <table:shapes>
          <draw:frame draw:z-index="0" draw:style-name="gr1" draw:text-style-name="P1" svg:width="6.2988in" svg:height="3.5429in" svg:x="8.2807in" svg:y="0.0394in">
            <draw:object draw:notify-on-update-of-ranges="'summary_counter_defer_Reciprocity of haters'.A1:'summary_counter_defer_Reciprocity of haters'.A1 'summary_counter_defer_Reciprocity of haters'.A2:'summary_counter_defer_Reciprocity of haters'.A6 'summary_counter_defer_Reciprocity of haters'.B1:'summary_counter_defer_Reciprocity of haters'.B1 'summary_counter_defer_Reciprocity of haters'.B2:'summary_counter_defer_Reciprocity of haters'.B6 'summary_counter_defer_Reciprocity of haters'.C1:'summary_counter_defer_Reciprocity of haters'.C1 'summary_counter_defer_Reciprocity of haters'.C2:'summary_counter_defer_Reciprocity of haters'.C6 'summary_counter_defer_Reciprocity of haters'.D1:'summary_counter_defer_Reciprocity of haters'.D1 'summary_counter_defer_Reciprocity of haters'.D2:'summary_counter_defer_Reciprocity of haters'.D6 'summary_counter_defer_Reciprocity of haters'.E1:'summary_counter_defer_Reciprocity of haters'.E1 'summary_counter_defer_Reciprocity of haters'.E2:'summary_counter_defer_Reciprocity of haters'.E6 'summary_counter_defer_Reciprocity of haters'.F1:'summary_counter_defer_Reciprocity of haters'.F1 'summary_counter_defer_Reciprocity of haters'.F2:'summary_counter_defer_Reciprocity of haters'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_defer_hateful_post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741807567838877" calcext:value-type="float">
            <text:p>0.741807567838877</text:p>
          </table:table-cell>
          <table:table-cell office:value-type="float" office:value="0.752358124654479" calcext:value-type="float">
            <text:p>0.752358124654479</text:p>
          </table:table-cell>
          <table:table-cell office:value-type="float" office:value="0.763913707575199" calcext:value-type="float">
            <text:p>0.763913707575199</text:p>
          </table:table-cell>
          <table:table-cell office:value-type="float" office:value="0.744661999831584" calcext:value-type="float">
            <text:p>0.744661999831584</text:p>
          </table:table-cell>
          <table:table-cell office:value-type="float" office:value="0.762453506500978" calcext:value-type="float">
            <text:p>0.76245350650097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750484810122804" calcext:value-type="float">
            <text:p>0.750484810122804</text:p>
          </table:table-cell>
          <table:table-cell office:value-type="float" office:value="0.745239584304031" calcext:value-type="float">
            <text:p>0.745239584304031</text:p>
          </table:table-cell>
          <table:table-cell office:value-type="float" office:value="0.723455613783514" calcext:value-type="float">
            <text:p>0.723455613783514</text:p>
          </table:table-cell>
          <table:table-cell office:value-type="float" office:value="0.736859947422438" calcext:value-type="float">
            <text:p>0.736859947422438</text:p>
          </table:table-cell>
          <table:table-cell office:value-type="float" office:value="0.757239093375048" calcext:value-type="float">
            <text:p>0.75723909337504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37389144214453" calcext:value-type="float">
            <text:p>0.737389144214453</text:p>
          </table:table-cell>
          <table:table-cell office:value-type="float" office:value="0.759964753312216" calcext:value-type="float">
            <text:p>0.759964753312216</text:p>
          </table:table-cell>
          <table:table-cell office:value-type="float" office:value="0.70857544957484" calcext:value-type="float">
            <text:p>0.70857544957484</text:p>
          </table:table-cell>
          <table:table-cell office:value-type="float" office:value="0.750321151075422" calcext:value-type="float">
            <text:p>0.750321151075422</text:p>
          </table:table-cell>
          <table:table-cell office:value-type="float" office:value="0.764163683527765" calcext:value-type="float">
            <text:p>0.76416368352776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732205983874575" calcext:value-type="float">
            <text:p>0.732205983874575</text:p>
          </table:table-cell>
          <table:table-cell office:value-type="float" office:value="0.758173980178743" calcext:value-type="float">
            <text:p>0.758173980178743</text:p>
          </table:table-cell>
          <table:table-cell office:value-type="float" office:value="0.73716161282302" calcext:value-type="float">
            <text:p>0.73716161282302</text:p>
          </table:table-cell>
          <table:table-cell office:value-type="float" office:value="0.723546372375573" calcext:value-type="float">
            <text:p>0.723546372375573</text:p>
          </table:table-cell>
          <table:table-cell office:value-type="float" office:value="0.745676511024048" calcext:value-type="float">
            <text:p>0.74567651102404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781392124666678" calcext:value-type="float">
            <text:p>0.781392124666678</text:p>
          </table:table-cell>
          <table:table-cell office:value-type="float" office:value="0.776058674775623" calcext:value-type="float">
            <text:p>0.776058674775623</text:p>
          </table:table-cell>
          <table:table-cell office:value-type="float" office:value="0.741351752585516" calcext:value-type="float">
            <text:p>0.741351752585516</text:p>
          </table:table-cell>
          <table:table-cell office:value-type="float" office:value="0.741804212554083" calcext:value-type="float">
            <text:p>0.741804212554083</text:p>
          </table:table-cell>
          <table:table-cell office:value-type="float" office:value="0.738050741084376" calcext:value-type="float">
            <text:p>0.7380507410843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07T21:44:41.264786123</dc:date>
    <meta:editing-duration>PT1M19S</meta:editing-duration>
    <meta:editing-cycles>1</meta:editing-cycles>
    <meta:document-statistic meta:table-count="1" meta:cell-count="36" meta:object-count="1"/>
    <meta:generator>LibreOffice/7.0.3.1$Linux_X86_64 LibreOffice_project/00$Build-1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205cm" style:legend-expansion="high" chart:style-name="ch2"/>
        <chart:plot-area chart:style-name="ch3" table:cell-range-address="'summary_counter_defer_Reciprocity of haters'.A1:'summary_counter_defer_Reciprocity of haters'.F6" chart:data-source-has-labels="both" svg:x="1.331cm" svg:y="0.18cm" svg:width="12.264cm" svg:height="7.659cm">
          <chart:coordinate-region svg:x="2.243cm" svg:y="0.379cm" svg:width="11.112cm" svg:height="6.813cm"/>
          <chart:axis chart:dimension="x" chart:name="primary-x" chart:style-name="ch4" chartooo:axis-type="auto">
            <chartooo:date-scale/>
            <chart:title svg:x="5.871cm" svg:y="8.019cm" chart:style-name="ch5">
              <text:p>p_defer_hateful_post</text:p>
            </chart:title>
            <chart:categories table:cell-range-address="'summary_counter_defer_Reciprocity of haters'.A2:'summary_counter_defer_Reciprocity of haters'.A6"/>
          </chart:axis>
          <chart:axis chart:dimension="y" chart:name="primary-y" chart:style-name="ch4">
            <chart:title svg:x="0.451cm" svg:y="5.469cm" chart:style-name="ch6">
              <text:p>reciprocity of haters</text:p>
            </chart:title>
            <chart:grid chart:style-name="ch7" chart:class="major"/>
          </chart:axis>
          <chart:series chart:style-name="ch8" chart:values-cell-range-address="'summary_counter_defer_Reciprocity of haters'.B2:'summary_counter_defer_Reciprocity of haters'.B6" chart:label-cell-address="'summary_counter_defer_Reciprocity of haters'.B1:'summary_counter_defer_Reciprocity of haters'.B1" chart:class="chart:line">
            <chart:data-point chart:repeated="5"/>
          </chart:series>
          <chart:series chart:style-name="ch9" chart:values-cell-range-address="'summary_counter_defer_Reciprocity of haters'.C2:'summary_counter_defer_Reciprocity of haters'.C6" chart:label-cell-address="'summary_counter_defer_Reciprocity of haters'.C1:'summary_counter_defer_Reciprocity of haters'.C1" chart:class="chart:line">
            <chart:data-point chart:repeated="5"/>
          </chart:series>
          <chart:series chart:style-name="ch10" chart:values-cell-range-address="'summary_counter_defer_Reciprocity of haters'.D2:'summary_counter_defer_Reciprocity of haters'.D6" chart:label-cell-address="'summary_counter_defer_Reciprocity of haters'.D1:'summary_counter_defer_Reciprocity of haters'.D1" chart:class="chart:line">
            <chart:data-point chart:repeated="5"/>
          </chart:series>
          <chart:series chart:style-name="ch11" chart:values-cell-range-address="'summary_counter_defer_Reciprocity of haters'.E2:'summary_counter_defer_Reciprocity of haters'.E6" chart:label-cell-address="'summary_counter_defer_Reciprocity of haters'.E1:'summary_counter_defer_Reciprocity of haters'.E1" chart:class="chart:line">
            <chart:data-point chart:repeated="5"/>
          </chart:series>
          <chart:series chart:style-name="ch12" chart:values-cell-range-address="'summary_counter_defer_Reciprocity of haters'.F2:'summary_counter_defer_Reciprocity of haters'.F6" chart:label-cell-address="'summary_counter_defer_Reciprocity of haters'.F1:'summary_counter_defer_Reciprocity of haters'.F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summary_counter_defer_Reciprocity of haters'.B1:'summary_counter_defer_Reciprocity of haters'.B1</svg:desc>
                </draw:g>
              </table:table-cell>
              <table:table-cell office:value-type="string">
                <text:p>500</text:p>
                <draw:g>
                  <svg:desc>'summary_counter_defer_Reciprocity of haters'.C1:'summary_counter_defer_Reciprocity of haters'.C1</svg:desc>
                </draw:g>
              </table:table-cell>
              <table:table-cell office:value-type="string">
                <text:p>1000</text:p>
                <draw:g>
                  <svg:desc>'summary_counter_defer_Reciprocity of haters'.D1:'summary_counter_defer_Reciprocity of haters'.D1</svg:desc>
                </draw:g>
              </table:table-cell>
              <table:table-cell office:value-type="string">
                <text:p>2000</text:p>
                <draw:g>
                  <svg:desc>'summary_counter_defer_Reciprocity of haters'.E1:'summary_counter_defer_Reciprocity of haters'.E1</svg:desc>
                </draw:g>
              </table:table-cell>
              <table:table-cell office:value-type="string">
                <text:p>5000</text:p>
                <draw:g>
                  <svg:desc>'summary_counter_defer_Reciprocity of haters'.F1:'summary_counter_defer_Reciprocity of haters'.F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'summary_counter_defer_Reciprocity of haters'.A2:'summary_counter_defer_Reciprocity of haters'.A6</svg:desc>
                </draw:g>
              </table:table-cell>
              <table:table-cell office:value-type="float" office:value="0.741807567838877">
                <text:p>0.741807567838877</text:p>
                <draw:g>
                  <svg:desc>'summary_counter_defer_Reciprocity of haters'.B2:'summary_counter_defer_Reciprocity of haters'.B6</svg:desc>
                </draw:g>
              </table:table-cell>
              <table:table-cell office:value-type="float" office:value="0.752358124654479">
                <text:p>0.752358124654479</text:p>
                <draw:g>
                  <svg:desc>'summary_counter_defer_Reciprocity of haters'.C2:'summary_counter_defer_Reciprocity of haters'.C6</svg:desc>
                </draw:g>
              </table:table-cell>
              <table:table-cell office:value-type="float" office:value="0.763913707575199">
                <text:p>0.763913707575199</text:p>
                <draw:g>
                  <svg:desc>'summary_counter_defer_Reciprocity of haters'.D2:'summary_counter_defer_Reciprocity of haters'.D6</svg:desc>
                </draw:g>
              </table:table-cell>
              <table:table-cell office:value-type="float" office:value="0.744661999831584">
                <text:p>0.744661999831584</text:p>
                <draw:g>
                  <svg:desc>'summary_counter_defer_Reciprocity of haters'.E2:'summary_counter_defer_Reciprocity of haters'.E6</svg:desc>
                </draw:g>
              </table:table-cell>
              <table:table-cell office:value-type="float" office:value="0.762453506500978">
                <text:p>0.762453506500978</text:p>
                <draw:g>
                  <svg:desc>'summary_counter_defer_Reciprocity of haters'.F2:'summary_counter_defer_Reciprocity of haters'.F6</svg:desc>
                </draw:g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750484810122804">
                <text:p>0.750484810122804</text:p>
              </table:table-cell>
              <table:table-cell office:value-type="float" office:value="0.745239584304031">
                <text:p>0.745239584304031</text:p>
              </table:table-cell>
              <table:table-cell office:value-type="float" office:value="0.723455613783514">
                <text:p>0.723455613783514</text:p>
              </table:table-cell>
              <table:table-cell office:value-type="float" office:value="0.736859947422438">
                <text:p>0.736859947422438</text:p>
              </table:table-cell>
              <table:table-cell office:value-type="float" office:value="0.757239093375048">
                <text:p>0.75723909337504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737389144214453">
                <text:p>0.737389144214453</text:p>
              </table:table-cell>
              <table:table-cell office:value-type="float" office:value="0.759964753312216">
                <text:p>0.759964753312216</text:p>
              </table:table-cell>
              <table:table-cell office:value-type="float" office:value="0.70857544957484">
                <text:p>0.70857544957484</text:p>
              </table:table-cell>
              <table:table-cell office:value-type="float" office:value="0.750321151075422">
                <text:p>0.750321151075422</text:p>
              </table:table-cell>
              <table:table-cell office:value-type="float" office:value="0.764163683527765">
                <text:p>0.76416368352776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732205983874575">
                <text:p>0.732205983874575</text:p>
              </table:table-cell>
              <table:table-cell office:value-type="float" office:value="0.758173980178743">
                <text:p>0.758173980178743</text:p>
              </table:table-cell>
              <table:table-cell office:value-type="float" office:value="0.73716161282302">
                <text:p>0.73716161282302</text:p>
              </table:table-cell>
              <table:table-cell office:value-type="float" office:value="0.723546372375573">
                <text:p>0.723546372375573</text:p>
              </table:table-cell>
              <table:table-cell office:value-type="float" office:value="0.745676511024048">
                <text:p>0.74567651102404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781392124666678">
                <text:p>0.781392124666678</text:p>
              </table:table-cell>
              <table:table-cell office:value-type="float" office:value="0.776058674775623">
                <text:p>0.776058674775623</text:p>
              </table:table-cell>
              <table:table-cell office:value-type="float" office:value="0.741351752585516">
                <text:p>0.741351752585516</text:p>
              </table:table-cell>
              <table:table-cell office:value-type="float" office:value="0.741804212554083">
                <text:p>0.741804212554083</text:p>
              </table:table-cell>
              <table:table-cell office:value-type="float" office:value="0.738050741084376">
                <text:p>0.738050741084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